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ProximaNova" svg:font-family="ProximaNova, Helvetica, Arial, sans-serif"/>
    <style:font-face style:name="apple-system" svg:font-family="apple-system, system-ui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fo:color="#55308d" loext:opacity="100%" officeooo:rsid="0008ce16" officeooo:paragraph-rsid="0008ce16"/>
    </style:style>
    <style:style style:name="P2" style:family="paragraph" style:parent-style-name="Text_20_body">
      <style:text-properties officeooo:rsid="00091d8e" officeooo:paragraph-rsid="00091d8e"/>
    </style:style>
    <style:style style:name="P3" style:family="paragraph" style:parent-style-name="Text_20_body">
      <style:text-properties officeooo:paragraph-rsid="00091d8e"/>
    </style:style>
    <style:style style:name="P4" style:family="paragraph" style:parent-style-name="Text_20_body">
      <style:text-properties officeooo:paragraph-rsid="000b0f14"/>
    </style:style>
    <style:style style:name="P5" style:family="paragraph" style:parent-style-name="Text_20_body">
      <style:text-properties officeooo:paragraph-rsid="000c8c38"/>
    </style:style>
    <style:style style:name="P6" style:family="paragraph" style:parent-style-name="Text_20_body">
      <style:text-properties officeooo:rsid="000e7e16" officeooo:paragraph-rsid="000e7e16"/>
    </style:style>
    <style:style style:name="P7" style:family="paragraph" style:parent-style-name="Text_20_body">
      <style:text-properties fo:language="en" fo:country="IN" officeooo:rsid="000ec1b3" officeooo:paragraph-rsid="000ec1b3"/>
    </style:style>
    <style:style style:name="P8" style:family="paragraph" style:parent-style-name="Text_20_body">
      <style:text-properties fo:language="en" fo:country="IN" fo:font-weight="bold" officeooo:rsid="000ec1b3" officeooo:paragraph-rsid="000ec1b3" style:font-weight-asian="bold" style:font-weight-complex="bold"/>
    </style:style>
    <style:style style:name="P9" style:family="paragraph" style:parent-style-name="Text_20_body">
      <style:text-properties fo:language="en" fo:country="IN" officeooo:rsid="000f26d8" officeooo:paragraph-rsid="000f26d8"/>
    </style:style>
    <style:style style:name="P10" style:family="paragraph" style:parent-style-name="Text_20_body">
      <style:text-properties officeooo:paragraph-rsid="000ec1b3"/>
    </style:style>
    <style:style style:name="T1" style:family="text">
      <style:text-properties fo:font-variant="normal" fo:text-transform="none" fo:color="#282829" loext:opacity="100%" style:font-name="apple-system" fo:font-size="15.75pt" fo:letter-spacing="normal" fo:font-style="normal" fo:font-weight="bold"/>
    </style:style>
    <style:style style:name="T2" style:family="text">
      <style:text-properties fo:font-variant="normal" fo:text-transform="none" fo:color="#000000" loext:opacity="100%" style:font-name="ProximaNova" fo:font-size="18pt" fo:letter-spacing="normal" fo:language="en" fo:country="IN" fo:font-style="normal" fo:font-weight="bold" officeooo:rsid="000ec1b3"/>
    </style:style>
    <style:style style:name="T3" style:family="text">
      <style:text-properties fo:font-variant="normal" fo:text-transform="none" fo:color="#000000" loext:opacity="100%" style:font-name="ProximaNova" fo:font-size="13.5pt" fo:letter-spacing="normal" fo:language="en" fo:country="IN" fo:font-style="normal" fo:font-weight="normal" officeooo:rsid="000ec1b3"/>
    </style:style>
    <style:style style:name="T4" style:family="text">
      <style:text-properties fo:font-variant="normal" fo:text-transform="none" fo:color="#000000" loext:opacity="100%" style:font-name="ProximaNova" fo:font-size="13.5pt" fo:letter-spacing="normal" fo:language="en" fo:country="IN" fo:font-style="normal" fo:font-weight="normal" officeooo:rsid="000ec1b3" style:font-size-asian="12.25pt" style:font-weight-asian="normal" style:font-size-complex="14pt" style:font-weight-complex="normal"/>
    </style:style>
    <style:style style:name="T5" style:family="text">
      <style:text-properties style:font-name="Source Sans Pro" fo:font-size="14pt" fo:language="en" fo:country="IN" officeooo:rsid="000ec1b3" style:font-size-asian="12.25pt" style:font-size-complex="14pt"/>
    </style:style>
    <style:style style:name="T6" style:family="text">
      <style:text-properties style:font-name="Source Sans Pro" fo:font-size="14pt" fo:language="en" fo:country="IN" fo:font-weight="normal" officeooo:rsid="000ec1b3" style:font-size-asian="12.25pt" style:font-weight-asian="normal" style:font-size-complex="14pt" style:font-weight-complex="normal"/>
    </style:style>
    <style:style style:name="T7" style:family="text">
      <style:text-properties officeooo:rsid="00091d8e"/>
    </style:style>
    <style:style style:name="T8" style:family="text">
      <style:text-properties officeooo:rsid="000b0f14"/>
    </style:style>
    <style:style style:name="T9" style:family="text">
      <style:text-properties officeooo:rsid="000c8c38"/>
    </style:style>
    <style:style style:name="T10" style:family="text">
      <style:text-properties fo:language="en" fo:country="IN"/>
    </style:style>
    <style:style style:name="T11" style:family="text">
      <style:text-properties fo:language="en" fo:country="IN" officeooo:rsid="000ec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tio</text:p>
      <text:p text:style-name="Text_20_body">Q. <text:s/><text:a xlink:type="simple" xlink:href="https://www.quora.com/A-and-B-together-complete-a-job-in-16-days-while-B-and-C-together-finish-the-job-in-24-days-If-A-is-thrice-as-efficient-as-C-in-how-many-days-will-all-of-them-working-together-complete-the-job" text:style-name="Internet_20_link" text:visited-style-name="Visited_20_Internet_20_Link"><text:s text:c="2"/>A and B together complete a job in 16 days, while B and C together finish the job in 24 days. If A is thrice as efficient as C, in how many days will all of them working together complete the job? </text:a></text:p>
      <text:p text:style-name="P2">Q. <text:a xlink:type="simple" xlink:href="https://www.youtube.com/watch?v=Gu7N1g55hOg" text:style-name="Internet_20_link" text:visited-style-name="Visited_20_Internet_20_Link">Youtube link on time and efficiency, Great video, solve problem, 10min</text:a></text:p>
      <text:p text:style-name="P3"><text:span text:style-name="T7">Q. </text:span><text:a xlink:type="simple" xlink:href="https://www.quora.com/A-and-B-can-do-a-bit-of-work-in-12-days-B-and-C-can-do-it-in-15-days-while-C-and-A-can-do-it-in-20-days-In-how-long-will-they-complete-it-cooperating-Additionally-in-how-long-can-A-alone-do-it" text:style-name="Internet_20_link" text:visited-style-name="Visited_20_Internet_20_Link">A and B can do a bit of work in 12 days. B and C can do it in 15 days while C and A can do it in 20 days. In how long will they complete it cooperating? Additionally, in how long can A alone do it? </text:a></text:p>
      <text:p text:style-name="P4"><text:span text:style-name="T8">Q.</text:span><text:a xlink:type="simple" xlink:href="https://www.quora.com/A-and-B-can-do-some-work-in-12-days-B-and-C-in-15-days-C-and-A-in-20-days-If-A-B-and-C-are-together-how-many-days-will-it-take-to-complete" text:style-name="Internet_20_link" text:visited-style-name="Visited_20_Internet_20_Link"> A and B can do some work in 12 days, B and C in 15 days &amp; C and A in 20 days. If A, B and C are together, how many days will it take to complete? </text:a></text:p>
      <text:p text:style-name="P5"><text:span text:style-name="T9">Q. </text:span><text:a xlink:type="simple" xlink:href="https://www.quora.com/If-A-and-B-can-do-a-piece-of-work-in-12-days-B-and-C-in-15-days-and-C-and-A-in-20-days-how-long-would-it-take-them-to-do-the-same-work-separately" text:style-name="Internet_20_link" text:visited-style-name="Visited_20_Internet_20_Link">If A and B can do a piece of work in 12 days, B and C in 15 days, and C and A in 20 days, how long would it take them to do the same work separately? </text:a><text:s/>←-good</text:p>
      <text:p text:style-name="P6">Q. </text:p>
      <text:p text:style-name="P8">PIPES</text:p>
      <text:p text:style-name="P10"><text:span text:style-name="T11">Q. </text:span><text:a xlink:type="simple" xlink:href="https://www.quora.com/Pipes-A-and-B-can-fill-a-tank-in-5-6-hours-respectively-Pipe-C-can-empty-it-in-12-hours-If-all-the-pipes-are-opened-together-then-the-tank-will-be-filled-in" text:style-name="Internet_20_link" text:visited-style-name="Visited_20_Internet_20_Link">Pipes A and B can fill a tank in 5 &amp; 6 hours respectively. Pipe C can empty it in 12 hours. If all the pipes are opened together, then the tank will be filled in? </text:a></text:p>
      <text:p text:style-name="P10"><text:span text:style-name="T11">Q. </text:span><text:a xlink:type="simple" xlink:href="https://brainly.in/question/26249693?tbs_match=3" text:style-name="Internet_20_link" text:visited-style-name="Visited_20_Internet_20_Link"><text:span text:style-name="T6">Pipes A and B can fill an empty tank in 40 minutes and 60 minutes, respectively and pipe C alone canempty full tank in x minutes. All the three pipes are opened for 24 minutes and then C is closed. A and B together fill the tank in another 16 minutes. What is the value of x </text:span></text:a><text:a xlink:type="simple" xlink:href="https://brainly.in/question/26249693?tbs_match=3" text:style-name="Internet_20_link" text:visited-style-name="Visited_20_Internet_20_Link"><text:span text:style-name="T4">?</text:span></text:a></text:p>
      <text:p text:style-name="P9">Q.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ProximaNova" svg:font-family="ProximaNova, Helvetica, Arial, sans-serif"/>
    <style:font-face style:name="apple-system" svg:font-family="apple-system, system-ui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Source Sans Pro" fo:font-family="'Source Sans Pro'" style:font-family-generic="swiss" style:font-pitch="variable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Calibri" fo:font-family="Calibri" style:font-family-generic="swiss" style:font-pitch="variable" fo:font-size="20pt" officeooo:rsid="00049095" style:font-size-asian="17.5pt" style:font-size-complex="2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officeooo:rsid="0006d766" fo:background-color="#c6fbff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fo:background-color="#a9fbc5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08-13T21:28:45.692000000</dc:date>
    <meta:editing-duration>PT13H28M7S</meta:editing-duration>
    <meta:editing-cycles>9</meta:editing-cycles>
    <meta:document-statistic meta:table-count="0" meta:image-count="0" meta:object-count="0" meta:page-count="1" meta:paragraph-count="11" meta:word-count="283" meta:character-count="1246" meta:non-whitespace-character-count="965"/>
  </office:meta>
</office:document-meta>
</file>